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15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table:style-name="ce15"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table:style-name="ce15" office:value-type="string" calcext:value-type="string">
            <text:p>16-2</text:p>
          </table:table-cell>
          <table:table-cell table:style-name="ce4" office:value-type="string" calcext:value-type="string">
            <text:p>16-3</text:p>
          </table:table-cell>
          <table:table-cell table:style-name="ce4"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05T18:53:36.793429079</dc:date>
    <meta:editing-duration>P1DT12H30M47S</meta:editing-duration>
    <meta:editing-cycles>170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